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e0c4" officeooo:paragraph-rsid="0007e0c4"/>
    </style:style>
    <style:style style:name="T1" style:family="text">
      <style:text-properties officeooo:rsid="0009c126"/>
    </style:style>
    <style:style style:name="T2" style:family="text">
      <style:text-properties officeooo:rsid="000a5639"/>
    </style:style>
    <style:style style:name="T3" style:family="text">
      <style:text-properties fo:language="en" fo:country="US" officeooo:rsid="000bf969"/>
    </style:style>
    <style:style style:name="T4" style:family="text">
      <style:text-properties fo:language="ru" fo:country="RU" officeooo:rsid="000bf9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 заключение предлагаю к ознакомлению функции из <text:span text:style-name="T2">блока «</text:span>статистик<text:span text:style-name="T2">а»</text:span>. Здесь мы затронем только <text:span text:style-name="T1">основные. </text:span><text:span text:style-name="T4">Как и в прошлом уроке сделаю это в формате конспекта в </text:span><text:span text:style-name="T3">Desmos:</text:span></text:p>
      <text:p text:style-name="P1"/>
      <text:p text:style-name="P1">Теперь поговорим про генерацию случайных чисел. За это отвечает функция random(), она возвращает случайное число от 0 до 1, что может несколько неудобно. Для более "предпочтительного" результата лучше пользоваться домножением и последующим округлением: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2T18:19:22.424000000</meta:creation-date>
    <dc:date>2024-08-22T18:54:59.420000000</dc:date>
    <meta:editing-duration>PT35M38S</meta:editing-duration>
    <meta:editing-cycles>4</meta:editing-cycles>
    <meta:generator>LibreOffice/7.5.1.2$Windows_X86_64 LibreOffice_project/fcbaee479e84c6cd81291587d2ee68cba099e129</meta:generator>
    <meta:document-statistic meta:table-count="0" meta:image-count="0" meta:object-count="0" meta:page-count="1" meta:paragraph-count="2" meta:word-count="59" meta:character-count="418" meta:non-whitespace-character-count="361"/>
  </office:meta>
</office:document-meta>
</file>